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d2855"/>
    </style:style>
    <style:style style:name="P2" style:family="paragraph" style:parent-style-name="Standard">
      <style:text-properties fo:font-weight="normal" officeooo:rsid="000d2855" officeooo:paragraph-rsid="000d2855" style:font-weight-asian="normal" style:font-weight-complex="normal"/>
    </style:style>
    <style:style style:name="P3" style:family="paragraph" style:parent-style-name="Standard">
      <style:text-properties fo:font-weight="bold" officeooo:rsid="000d2855" officeooo:paragraph-rsid="000d2855" style:font-weight-asian="bold" style:font-weight-complex="bold"/>
    </style:style>
    <style:style style:name="P4" style:family="paragraph" style:parent-style-name="Standard">
      <style:text-properties fo:font-variant="normal" fo:text-transform="none" fo:color="#000000" loext:opacity="100%" style:font-name="Liberation Serif" fo:font-size="12pt" fo:letter-spacing="normal" fo:font-style="normal" fo:font-weight="bold" officeooo:rsid="000d2855" officeooo:paragraph-rsid="000d2855" style:font-size-asian="12pt" style:font-weight-asian="bold" style:font-size-complex="12pt" style:font-weight-complex="bold"/>
    </style:style>
    <style:style style:name="P5" style:family="paragraph" style:parent-style-name="Standard">
      <style:text-properties fo:font-variant="normal" fo:text-transform="none" fo:color="#000000" loext:opacity="100%" style:font-name="Liberation Serif" fo:font-size="12pt" fo:letter-spacing="normal" fo:font-style="normal" fo:font-weight="normal" officeooo:rsid="000d2855" officeooo:paragraph-rsid="000d2855" style:font-size-asian="12pt" style:font-weight-asian="normal" style:font-size-complex="12pt" style:font-weight-complex="normal"/>
    </style:style>
    <style:style style:name="P6" style:family="paragraph" style:parent-style-name="Standard" style:list-style-name="L1">
      <style:text-properties fo:font-weight="normal" officeooo:rsid="000f21e0" officeooo:paragraph-rsid="000f21e0" style:font-weight-asian="normal" style:font-weight-complex="normal"/>
    </style:style>
    <style:style style:name="P7" style:family="paragraph" style:parent-style-name="Standard" style:list-style-name="L1">
      <style:text-properties fo:font-weight="normal" officeooo:rsid="0011265a" officeooo:paragraph-rsid="0011265a" style:font-weight-asian="normal" style:font-weight-complex="normal"/>
    </style:style>
    <style:style style:name="P8" style:family="paragraph" style:parent-style-name="Standard">
      <style:text-properties fo:font-weight="normal" officeooo:rsid="0011265a" officeooo:paragraph-rsid="0011265a" style:font-weight-asian="normal" style:font-weight-complex="normal"/>
    </style:style>
    <style:style style:name="P9" style:family="paragraph" style:parent-style-name="Standard">
      <style:text-properties fo:font-weight="normal" officeooo:rsid="00129b03" officeooo:paragraph-rsid="00129b03" style:font-weight-asian="normal" style:font-weight-complex="normal"/>
    </style:style>
    <style:style style:name="P10" style:family="paragraph" style:parent-style-name="Standard">
      <style:text-properties fo:font-weight="bold" officeooo:rsid="000d2855" officeooo:paragraph-rsid="000d2855" style:font-weight-asian="bold" style:font-weight-complex="bold"/>
    </style:style>
    <style:style style:name="P11" style:family="paragraph" style:parent-style-name="Standard">
      <style:text-properties fo:color="#2a6099" loext:opacity="100%" fo:font-weight="normal" officeooo:rsid="00129b03" officeooo:paragraph-rsid="00129b03" style:font-weight-asian="normal" style:font-weight-complex="normal"/>
    </style:style>
    <style:style style:name="P12" style:family="paragraph" style:parent-style-name="Standard">
      <style:text-properties fo:color="#000000" loext:opacity="100%" fo:font-weight="normal" officeooo:rsid="00129b03" officeooo:paragraph-rsid="00129b03" style:font-weight-asian="normal" style:font-weight-complex="normal"/>
    </style:style>
    <style:style style:name="P13" style:family="paragraph" style:parent-style-name="Standard">
      <style:text-properties fo:color="#ff0000" loext:opacity="100%" fo:font-weight="normal" officeooo:rsid="00129b03" officeooo:paragraph-rsid="00129b03" style:font-weight-asian="normal" style:font-weight-complex="normal"/>
    </style:style>
    <style:style style:name="T1" style:family="text">
      <style:text-properties fo:font-variant="normal" fo:text-transform="none" fo:color="#000000" loext:opacity="100%" style:font-name="Liberation Serif" fo:font-size="12pt" fo:letter-spacing="normal" fo:font-style="normal" fo:font-weight="bold" officeooo:rsid="000d2855" style:font-size-asian="12pt" style:font-weight-asian="bold" style:font-size-complex="12pt" style:font-weight-complex="bold"/>
    </style:style>
    <style:style style:name="T2" style:family="text">
      <style:text-properties style:font-name="Liberation Serif" fo:font-size="12pt" fo:font-weight="bold" officeooo:rsid="000d2855" style:font-size-asian="12pt" style:font-weight-asian="bold" style:font-size-complex="12pt" style:font-weight-complex="bold"/>
    </style:style>
    <style:style style:name="T3" style:family="text">
      <style:text-properties officeooo:rsid="00129b03"/>
    </style:style>
    <style:style style:name="T4" style:family="text">
      <style:text-properties style:use-window-font-color="true" loext:opacity="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1) </text:span><text:span text:style-name="T1">Qual a importância do </text:span><text:span text:style-name="Emphasis"><text:span text:style-name="T1">backup </text:span></text:span><text:span text:style-name="T1">e do </text:span><text:span text:style-name="Emphasis"><text:span text:style-name="T1">restore </text:span></text:span><text:span text:style-name="T1">para um Sistema Gerenciador de Banco de Dados Relacional (SGBDR)?</text:span></text:p>
      <text:p text:style-name="P4"/>
      <text:p text:style-name="P5">O backup e o restore são importantes para o SGBDR, pois, por meio deles, é possível garantir a recuperação dos dados em casos de falhas. O backup permite salvar cópias dos dados em arquivos, enquanto o restore possibilita restaurar essas cópias quando necessário.</text:p>
      <text:p text:style-name="P5"/>
      <text:p text:style-name="P3">2) Quais os principais TIPOS de backup e explique cada um deles (tipos de backup NÃO são comandos diferentes do MySQL fazer backup que está sendo solicitada nesta questão, mas diferentes técnicas de se fazer backup em uma organização)?</text:p>
      <text:p text:style-name="P2"/>
      <text:list xml:id="list963835393" text:style-name="L1">
        <text:list-item>
          <text:p text:style-name="P6">Backup Completo</text:p>
          <text:list>
            <text:list-header>
              <text:p text:style-name="P6">Copia completa dos dados</text:p>
            </text:list-header>
          </text:list>
        </text:list-item>
        <text:list-item>
          <text:p text:style-name="P6">Backup Incremental</text:p>
          <text:list>
            <text:list-header>
              <text:p text:style-name="P7">Copia os dados que foram modificados desde o outro backup</text:p>
            </text:list-header>
          </text:list>
        </text:list-item>
        <text:list-item>
          <text:p text:style-name="P6">Backup Diferencial</text:p>
          <text:list>
            <text:list-header>
              <text:p text:style-name="P7">Copia os dados que foram modificados desde o outro backup, considerando o ultimo backup completo como refêrencia</text:p>
            </text:list-header>
          </text:list>
        </text:list-item>
        <text:list-item>
          <text:p text:style-name="P6">Backup Espelho</text:p>
          <text:list>
            <text:list-header>
              <text:p text:style-name="P7">Cria uma copia exata dos dados</text:p>
            </text:list-header>
          </text:list>
        </text:list-item>
        <text:list-item>
          <text:p text:style-name="P6">Backup Contínuo</text:p>
          <text:list>
            <text:list-header>
              <text:p text:style-name="P7">Registra todas as alterações feitas nos dados em tempo real ou em curtos intervalos.</text:p>
            </text:list-header>
          </text:list>
        </text:list-item>
      </text:list>
      <text:p text:style-name="P2"/>
      <text:p text:style-name="P3">3) No ambiente de Informática é muito comum o uso da expressão Backup Físico e Backup Lógico. Explique o que são cada um deles e forneça uma exemplo ilustrativo (com figura ou imagem sendo EXIGIDA nesta atividade) para cada um deles, <text:s/>a fim de facilitar a compreensão do que os diferencia, além de indicar pelo menos 2 vantagens e 2 desvantagens (4 no total que deverão estar em uma simples lista em seu arquivo entregue no qual as vantagens estarão em azul, enquanto as desvantagens estarão em vermelho) de cada um deles.</text:p>
      <text:p text:style-name="P3"/>
      <text:p text:style-name="P8">O backup fisico gera uma copia dos arquivos reais do sistema, extamente como está em disco, o backup lógico gera uma copia <text:span text:style-name="T3">da estrutura e dos dados do banco</text:span></text:p>
      <text:p text:style-name="P8"/>
      <text:p text:style-name="P9">backup fisico</text:p>
      <text:p text:style-name="P9"/>
      <text:p text:style-name="P11">restauração mais rápida</text:p>
      <text:p text:style-name="P11">mantém a estrutura exata do sistema original</text:p>
      <text:p text:style-name="P13">menos portável entre diferentes versões ou sistemas</text:p>
      <text:p text:style-name="P13">pode exigir que o banco seja desligado, para garantir consistência</text:p>
      <text:p text:style-name="P11"/>
      <text:p text:style-name="P12">backup logico</text:p>
      <text:p text:style-name="P12"/>
      <text:p text:style-name="P11">mais flexivel e portatil</text:p>
      <text:p text:style-name="P11">permite seleção de dados especificos para backup</text:p>
      <text:p text:style-name="P13">restauração mais lenta</text:p>
      <text:p text:style-name="P13">pode não preservar configurações especificas do banc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7T08:39:14.835032866</meta:creation-date>
    <dc:date>2025-04-07T20:06:05.944734150</dc:date>
    <meta:editing-duration>PT14M55S</meta:editing-duration>
    <meta:editing-cycles>2</meta:editing-cycles>
    <meta:generator>LibreOffice/7.3.7.2$Linux_X86_64 LibreOffice_project/30$Build-2</meta:generator>
    <meta:document-statistic meta:table-count="0" meta:image-count="0" meta:object-count="0" meta:page-count="1" meta:paragraph-count="25" meta:word-count="345" meta:character-count="2040" meta:non-whitespace-character-count="1729"/>
  </office:meta>
</office:document-meta>
</file>